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2cm" fo:break-before="auto" style:use-optimal-row-height="true"/>
    </style:style>
    <style:style style:name="ro5" style:family="table-row">
      <style:table-row-properties style:row-height="0.9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5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13">
            <text:p>0,13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3]+1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2, C6, C7, C10</text:p>
            <text:p/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2" table:formula="of:=IF([.B4]&lt;&gt;&quot;&quot;;MIN([.H4];[.K4];[.N4];[.R4];[.U4]);&quot;&quot;)" office:value-type="currency" office:currency="EUR" office:value="0.007">
            <text:p>0,007 €</text:p>
          </table:table-cell>
          <table:table-cell table:style-name="ce116" table:formula="of:=[.B4]" office:value-type="float" office:value="4">
            <text:p>4</text:p>
          </table:table-cell>
          <table:table-cell table:style-name="ce133" table:formula="of:=[.Z4]*[.AA4]" office:value-type="float" office:value="0.028">
            <text:p>0,028</text:p>
          </table:table-cell>
          <table:table-cell table:number-columns-repeated="996"/>
        </table:table-row>
        <table:table-row table:style-name="ro4">
          <table:table-cell table:style-name="ce3" table:formula="of:=[.A4]+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string">
            <text:p>2u2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, C5, C8, C9</text:p>
            <text:p/>
          </table:table-cell>
          <table:table-cell table:style-name="ce13" office:value-type="string">
            <text:p>1828829</text:p>
          </table:table-cell>
          <table:table-cell table:style-name="ce13" office:value-type="string">
            <text:p>GRM21BR71C225KA12L</text:p>
          </table:table-cell>
          <table:table-cell table:style-name="ce45" office:value-type="float" office:value="0.198">
            <text:p>0,19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54-1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225M4RECLR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031</text:p>
          </table:table-cell>
          <table:table-cell table:style-name="ce13" office:value-type="string">
            <text:p>CL21B225KAFNNNF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B225KOFNNNG</text:p>
          </table:table-cell>
          <table:table-cell table:style-name="ce45" office:value-type="float" office:value="0.0711">
            <text:p>0,07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4">
            <text:p>4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9">
            <text:p>0,069 €</text:p>
          </table:table-cell>
          <table:table-cell table:style-name="ce116" table:formula="of:=[.B5]" office:value-type="float" office:value="4">
            <text:p>4</text:p>
          </table:table-cell>
          <table:table-cell table:style-name="ce133" table:formula="of:=[.Z5]*[.AA5]" office:value-type="float" office:value="0.276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5]+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4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7">
            <text:p>0,017</text:p>
          </table:table-cell>
          <table:table-cell table:number-columns-repeated="996"/>
        </table:table-row>
        <table:table-row table:style-name="ro6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645">
            <text:p>0,026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2645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65">
            <text:p>0,165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65">
            <text:p>0,165</text:p>
          </table:table-cell>
          <table:table-cell table:number-columns-repeated="996"/>
        </table:table-row>
        <table:table-row table:style-name="ro5">
          <table:table-cell table:style-name="ce3" table:formula="of:=[.A8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3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727-6037-1-ND </text:p>
          </table:table-cell>
          <table:table-cell table:style-name="ce71" office:value-type="float" office:value="0.36">
            <text:p>0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HC1G126GW125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5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,024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24">
            <text:p>0,024</text:p>
          </table:table-cell>
          <table:table-cell table:number-columns-repeated="996"/>
        </table:table-row>
        <table:table-row table:style-name="ro5">
          <table:table-cell table:style-name="ce3" table:formula="of:=[.A9]+1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3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36159">
            <text:p>0,362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36159">
            <text:p>0,362</text:p>
          </table:table-cell>
          <table:table-cell table:number-columns-repeated="996"/>
        </table:table-row>
        <table:table-row table:style-name="ro7">
          <table:table-cell table:style-name="ce3" table:formula="of:=[.A10]+1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94">
            <text:p>0,940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94">
            <text:p>0,94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/>
          <table:table-cell table:style-name="ce14" office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>
            <text:p>2849912 </text:p>
          </table:table-cell>
          <table:table-cell table:style-name="ce24" office:value-type="string">
            <text:p>STM32F031C4T6 </text:p>
          </table:table-cell>
          <table:table-cell table:style-name="ce46" office:value-type="float" office:value="2.51">
            <text:p>2,5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617-ND</text:p>
          </table:table-cell>
          <table:table-cell table:style-name="ce72" office:value-type="float" office:value="2.2">
            <text:p>2,200</text:p>
          </table:table-cell>
          <table:table-cell table:style-name="ce79"/>
          <table:table-cell table:style-name="ce64" office:value-type="string">
            <text:p>STM32F031C4T6 </text:p>
          </table:table-cell>
          <table:table-cell table:style-name="ce72" office:value-type="float" office:value="2.11">
            <text:p>2,1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2-1080</text:p>
          </table:table-cell>
          <table:table-cell table:style-name="ce14" office:value-type="string">
            <text:p>STM32F031C4T6</text:p>
          </table:table-cell>
          <table:table-cell table:style-name="ce72" office:value-type="float" office:value="2.152">
            <text:p>2,15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STM32F031C4T6</text:p>
          </table:table-cell>
          <table:table-cell table:style-name="ce46" office:value-type="float" office:value="2.05">
            <text:p>2,0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 table:formula="of:=[.A11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3" office:value-type="string">
            <text:p>ULN2803ADWR</text:p>
          </table:table-cell>
          <table:table-cell table:style-name="ce23" office:value-type="string">
            <text:p>SOIC-18</text:p>
          </table:table-cell>
          <table:table-cell table:style-name="ce13" office:value-type="string">
            <text:p>IC5, IC6</text:p>
          </table:table-cell>
          <table:table-cell table:style-name="ce13" office:value-type="string">
            <text:p>3125103 </text:p>
          </table:table-cell>
          <table:table-cell table:style-name="ce13" office:value-type="string">
            <text:p>ULN2803ADWR </text:p>
          </table:table-cell>
          <table:table-cell table:style-name="ce45" office:value-type="float" office:value="1.12">
            <text:p>1,1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5777-1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ULN2803ADWR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46-6311</text:p>
          </table:table-cell>
          <table:table-cell table:style-name="ce13" office:value-type="string">
            <text:p>ULN2803ADW</text:p>
          </table:table-cell>
          <table:table-cell table:style-name="ce71" office:value-type="float" office:value="1.336">
            <text:p>1,33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ULN2803ADWR</text:p>
          </table:table-cell>
          <table:table-cell table:style-name="ce45" office:value-type="float" office:value="0.874">
            <text:p>0,874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874">
            <text:p>0,874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1.748">
            <text:p>1,748</text:p>
          </table:table-cell>
          <table:table-cell table:number-columns-repeated="996"/>
        </table:table-row>
        <table:table-row table:style-name="ro4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17">
            <text:p>17</text:p>
          </table:table-cell>
          <table:table-cell table:style-name="ce14" office:value-type="string">
            <text:p>3572.1220.051</text:p>
            <text:p/>
          </table:table-cell>
          <table:table-cell table:style-name="ce24" office:value-type="string">
            <text:p><text:span text:style-name="T1">THT</text:span>; reed relay</text:p>
          </table:table-cell>
          <table:table-cell table:style-name="ce17" office:value-type="string">
            <text:p>K1, K2, K3, K4, K5, K6, K7, K8, K9, K10, K11, K12, K13, K14, K15, K16, K17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3572.1220.051</text:p>
            <text:p/>
          </table:table-cell>
          <table:table-cell table:style-name="ce46" office:value-type="float" office:value="1.54">
            <text:p>1,540</text:p>
          </table:table-cell>
          <table:table-cell table:style-name="ce79" office:value-type="float" office:value="14">
            <text:p>14</text:p>
          </table:table-cell>
          <table:table-cell table:style-name="ce105" table:formula="of:=[.B14]" office:value-type="float" office:value="17">
            <text:p>17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1.54">
            <text:p>1,540 €</text:p>
          </table:table-cell>
          <table:table-cell table:style-name="ce116" table:formula="of:=[.B14]" office:value-type="float" office:value="17">
            <text:p>17</text:p>
          </table:table-cell>
          <table:table-cell table:style-name="ce133" table:formula="of:=[.Z14]*[.AA14]" office:value-type="float" office:value="26.18">
            <text:p>26,180</text:p>
          </table:table-cell>
          <table:table-cell table:number-columns-repeated="996"/>
        </table:table-row>
        <table:table-row table:style-name="ro5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92">
            <text:p>0,019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0192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RS">
            <text:p>RS</text:p>
          </table:table-cell>
          <table:table-cell table:style-name="ce122" table:formula="of:=IF([.B16]&lt;&gt;&quot;&quot;;MIN([.H16];[.K16];[.N16];[.R16];[.U16]);&quot;&quot;)" office:value-type="currency" office:currency="EUR" office:value="0.002">
            <text:p>0,002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002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6]+1"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3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2" table:formula="of:=IF([.B17]&lt;&gt;&quot;&quot;;MIN([.H17];[.K17];[.N17];[.R17];[.U17]);&quot;&quot;)" office:value-type="currency" office:currency="EUR" office:value="0.0097">
            <text:p>0,01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097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7]+1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1</text:p>
          </table:table-cell>
          <table:table-cell table:style-name="ce17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330T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4">
            <text:p>0,004 €</text:p>
          </table:table-cell>
          <table:table-cell table:style-name="ce116" table:formula="of:=[.B18]" office:value-type="float" office:value="1">
            <text:p>1</text:p>
          </table:table-cell>
          <table:table-cell table:style-name="ce133" table:formula="of:=[.Z18]*[.AA18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8]+1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10K-4/8 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37</text:p>
          </table:table-cell>
          <table:table-cell table:style-name="ce13" office:value-type="string">
            <text:p>CAY16-103J4LF </text:p>
          </table:table-cell>
          <table:table-cell table:style-name="ce45" office:value-type="float" office:value="0.0314">
            <text:p>0,03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103J4LFCT-ND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103J4LF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585</text:p>
          </table:table-cell>
          <table:table-cell table:style-name="ce13" office:value-type="string">
            <text:p>CAY16-103J4LF</text:p>
          </table:table-cell>
          <table:table-cell table:style-name="ce71" office:value-type="float" office:value="0.012">
            <text:p>0,01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103T</text:p>
          </table:table-cell>
          <table:table-cell table:style-name="ce45" office:value-type="float" office:value="0.0105">
            <text:p>0,01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05">
            <text:p>0,011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105">
            <text:p>0,011</text:p>
          </table:table-cell>
          <table:table-cell table:number-columns-repeated="996"/>
        </table:table-row>
        <table:table-row table:style-name="ro5">
          <table:table-cell table:style-name="ce3" table:formula="of:=[.A19]+1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S1014-10RF1B</text:p>
          </table:table-cell>
          <table:table-cell table:style-name="ce24" office:value-type="string">
            <text:p><text:span text:style-name="T1">THT</text:span>, 10-pin 2mm IDC, right angle</text:p>
          </table:table-cell>
          <table:table-cell table:style-name="ce17" office:value-type="string">
            <text:p>X1, X3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2BHR-10-HUA</text:p>
          </table:table-cell>
          <table:table-cell table:style-name="ce72" office:value-type="float" office:value="0.65">
            <text:p>0,6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DS1014-10RF1B</text:p>
          </table:table-cell>
          <table:table-cell table:style-name="ce46" office:value-type="float" office:value="0.22">
            <text:p>0,220</text:p>
          </table:table-cell>
          <table:table-cell table:style-name="ce79" office:value-type="float" office:value="3">
            <text:p>3</text:p>
          </table:table-cell>
          <table:table-cell table:style-name="ce105" table:formula="of:=[.B20]" office:value-type="float" office:value="2">
            <text:p>2</text:p>
          </table:table-cell>
          <table:table-cell table:style-name="ce79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2">
            <text:p>0,22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44">
            <text:p>0,440</text:p>
          </table:table-cell>
          <table:table-cell table:number-columns-repeated="996"/>
        </table:table-row>
        <table:table-row table:style-name="ro5">
          <table:table-cell table:style-name="ce3" table:formula="of:=[.A20]+1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1]" office:value-type="float" office:value="1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2" table:formula="of:=IF([.B21]&lt;&gt;&quot;&quot;;MIN([.H21];[.K21];[.N21];[.R21];[.U21]);&quot;&quot;)" office:value-type="currency" office:currency="EUR" office:value="1.03">
            <text:p>1,030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3" table:formula="of:=[.A21]+1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5, X6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2]" office:value-type="float" office:value="2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5.77">
            <text:p>5,770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11.54">
            <text:p>11,540</text:p>
          </table:table-cell>
          <table:table-cell table:number-columns-repeated="996"/>
        </table:table-row>
        <table:table-row table:style-name="ro5">
          <table:table-cell table:style-name="ce3" table:formula="of:=[.A22]+1"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3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1431193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109">
            <text:p>0,1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M3Z18VT1GOSCT-ND</text:p>
          </table:table-cell>
          <table:table-cell table:style-name="ce71" office:value-type="float" office:value="0.103">
            <text:p>0,10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MM3Z18V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574</text:p>
          </table:table-cell>
          <table:table-cell table:style-name="ce13" office:value-type="string">
            <text:p>MM3Z18VT1G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200">
            <text:p>200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3]&lt;&gt;&quot;&quot;;&quot;&quot;;[.B23])" office:value-type="float" office:value="3">
            <text:p>3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52">
            <text:p>0,025 €</text:p>
          </table:table-cell>
          <table:table-cell table:style-name="ce116" table:formula="of:=[.B23]" office:value-type="float" office:value="3">
            <text:p>3</text:p>
          </table:table-cell>
          <table:table-cell table:style-name="ce133" table:formula="of:=[.Z23]*[.AA23]" office:value-type="float" office:value="0.0756">
            <text:p>0,07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3])" office:value-type="float" office:value="22">
            <text:p>22</text:p>
          </table:table-cell>
          <table:table-cell table:style-name="ce110" table:formula="of:=SUM([.X3:.X23])" office:value-type="float" office:value="25">
            <text:p>2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3])" office:value-type="currency" office:currency="EUR" office:value="43.02704">
            <text:p>43,0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 office:value-type="float" office:value="1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">
            <text:p>0,00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723">
            <text:p>0,072 €</text:p>
          </table:table-cell>
          <table:table-cell table:style-name="ce116" table:formula="of:=[.B30]" office:value-type="float" office:value="2">
            <text:p>2</text:p>
          </table:table-cell>
          <table:table-cell table:style-name="ce133" table:formula="of:=[.Z30]*[.AA30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1.43">
            <text:p>1,430 €</text:p>
          </table:table-cell>
          <table:table-cell table:style-name="ce116" table:formula="of:=[.B31]" office:value-type="float" office:value="4">
            <text:p>4</text:p>
          </table:table-cell>
          <table:table-cell table:style-name="ce133" table:formula="of:=[.Z31]*[.AA31]" office:value-type="float" office:value="5.72">
            <text:p>5,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0:.AB31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31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21.09/5" office:value-type="currency" office:currency="EUR" office:value="4.218">
            <text:p>4,218 €</text:p>
          </table:table-cell>
          <table:table-cell table:style-name="ce116" office:value-type="float" office:value="1">
            <text:p>1</text:p>
          </table:table-cell>
          <table:table-cell table:style-name="ce133" table:formula="of:=[.Z35]*[.AA35]" office:value-type="float" office:value="4.218">
            <text:p>4,218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5:.AB35])" office:value-type="currency" office:currency="EUR" office:value="4.218">
            <text:p>4,22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24]+[.AB32]+[.AB36]" office:value-type="currency" office:currency="EUR" office:value="53.10964">
            <text:p>53,1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0">
          <table:table-cell table:number-columns-repeated="1024"/>
        </table:table-row>
        <table:table-row table:style-name="ro15" table:number-rows-repeated="25">
          <table:table-cell table:number-columns-repeated="1024"/>
        </table:table-row>
        <table:table-row table:style-name="ro16" table:number-rows-repeated="7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6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.01.2021</text:date>, <text:time>09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2, 2021-01-31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1-01-31T09:14:39</dc:date>
    <meta:editing-cycles>2863</meta:editing-cycles>
    <meta:editing-duration>P14DT13H57M32S</meta:editing-duration>
    <meta:generator>OpenOffice/4.1.8$Unix OpenOffice.org_project/418m3$Build-9803</meta:generator>
    <meta:document-statistic meta:table-count="1" meta:cell-count="6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